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0cm" fo:min-width="0cm" fo:wrap-option="wrap"/>
    </style:style>
    <style:style style:name="gr2" style:family="graphic" style:parent-style-name="standard">
      <style:graphic-properties draw:fill-color="#339966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P1" style:family="paragraph">
      <style:paragraph-properties fo:text-align="center"/>
      <style:text-properties fo:color="#ffffff" fo:font-family="Calibri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  <style:text-properties fo:color="#ffffff" fo:font-family="Calibri" style:font-family-generic="swiss" style:font-pitch="variable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font-family="Calibri" style:font-family-generic="swiss" style:font-pitch="variable" fo:font-size="8pt" style:font-size-asian="8pt" style:font-size-complex="8pt"/>
    </style:style>
    <style:style style:name="T1" style:family="text">
      <style:text-properties fo:color="#ffffff"/>
    </style:style>
    <style:style style:name="T2" style:family="text">
      <style:text-properties fo:font-family="Calibri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25cm" svg:height="1.75cm" svg:x="3.5cm" svg:y="2cm">
          <text:p text:style-name="P1"><text:span text:style-name="T1">Nodo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.75cm" svg:x="14.5cm" svg:y="2cm">
          <text:p text:style-name="P1"><text:span text:style-name="T1">Nodo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.75cm" svg:x="14.5cm" svg:y="4.75cm">
          <text:p text:style-name="P1"><text:span text:style-name="T1">Nodo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.75cm" svg:x="14.5cm" svg:y="7.25cm">
          <text:p text:style-name="P1"><text:span text:style-name="T1">Nodo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.75cm" svg:x="3.5cm" svg:y="6.25cm">
          <text:p text:style-name="P1"><text:span text:style-name="T1">Nodo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2cm" svg:x="8.75cm" svg:y="6cm">
          <text:p text:style-name="P2">Msg</text:p>
          <text:p text:style-name="P2"/>
          <text:p text:style-name="P2">Topic: /example</text:p>
          <text:p text:style-name="P2">Tipo: example.ms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3" draw:layer="layout" svg:x1="5.75cm" svg:y1="7cm" svg:x2="8.75cm" svg:y2="7cm">
          <text:p/>
        </draw:line>
        <draw:line draw:style-name="gr3" draw:text-style-name="P3" draw:layer="layout" svg:x1="11.75cm" svg:y1="7cm" svg:x2="14.5cm" svg:y2="5.5cm">
          <text:p/>
        </draw:line>
        <draw:line draw:style-name="gr3" draw:text-style-name="P3" draw:layer="layout" svg:x1="11.75cm" svg:y1="7.001cm" svg:x2="14.5cm" svg:y2="8cm">
          <text:p/>
        </draw:line>
        <draw:line draw:style-name="gr3" draw:text-style-name="P3" draw:layer="layout" svg:x1="4.75cm" svg:y1="3.75cm" svg:x2="8.75cm" svg:y2="6.5cm">
          <text:p/>
        </draw:line>
        <draw:frame draw:style-name="gr4" draw:text-style-name="P4" draw:layer="layout" svg:width="1.332cm" svg:height="0.598cm" svg:x="6.25cm" svg:y="7cm">
          <draw:text-box>
            <text:p><text:span text:style-name="T2">Publish</text:span></text:p>
          </draw:text-box>
        </draw:frame>
        <draw:frame draw:style-name="gr4" draw:text-style-name="P4" draw:layer="layout" svg:width="1.332cm" svg:height="0.598cm" svg:x="5.5cm" svg:y="5cm">
          <draw:text-box>
            <text:p><text:span text:style-name="T2">Publish</text:span></text:p>
          </draw:text-box>
        </draw:frame>
        <draw:frame draw:style-name="gr4" draw:text-style-name="P4" draw:layer="layout" svg:width="1.497cm" svg:height="0.598cm" svg:x="12.168cm" svg:y="5.5cm">
          <draw:text-box>
            <text:p><text:span text:style-name="T2">Subcribe</text:span></text:p>
          </draw:text-box>
        </draw:frame>
        <draw:frame draw:style-name="gr4" draw:text-style-name="P4" draw:layer="layout" svg:width="1.497cm" svg:height="0.598cm" svg:x="12.25cm" svg:y="7.5cm">
          <draw:text-box>
            <text:p><text:span text:style-name="T2">Subcribe</text:span></text:p>
          </draw:text-box>
        </draw:frame>
        <draw:custom-shape draw:style-name="gr5" draw:text-style-name="P2" draw:layer="layout" svg:width="3cm" svg:height="1.5cm" svg:x="9cm" svg:y="2.25cm">
          <text:p text:style-name="P2">Srv: service.sr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" draw:text-style-name="P3" draw:layer="layout" svg:x1="5.75cm" svg:y1="3cm" svg:x2="9cm" svg:y2="3cm">
          <text:p/>
        </draw:line>
        <draw:frame draw:style-name="gr4" draw:text-style-name="P4" draw:layer="layout" svg:width="1.768cm" svg:height="0.598cm" svg:x="6.482cm" svg:y="1.75cm">
          <draw:text-box>
            <text:p><text:span text:style-name="T2">Client (call)</text:span></text:p>
          </draw:text-box>
        </draw:frame>
        <draw:frame draw:style-name="gr4" draw:text-style-name="P4" draw:layer="layout" svg:width="1.298cm" svg:height="0.598cm" svg:x="14cm" svg:y="1.5cm">
          <draw:text-box>
            <text:p><text:span text:style-name="T2">Server </text:span></text:p>
          </draw:text-box>
        </draw:frame>
        <draw:line draw:style-name="gr6" draw:text-style-name="P3" draw:layer="layout" svg:x1="12cm" svg:y1="3cm" svg:x2="14.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6-25T02:47:10.18</meta:creation-date>
    <dc:date>2017-06-25T02:56:25.13</dc:date>
    <dc:creator>Raul Cebolla</dc:creator>
    <meta:editing-duration>PT9M15S</meta:editing-duration>
    <meta:editing-cycles>1</meta:editing-cycles>
    <meta:document-statistic meta:object-count="19"/>
    <meta:generator>OpenOffice/4.1.3$Win32 OpenOffice.org_project/413m1$Build-9783</meta:generator>
  </office:meta>
</office:document-meta>
</file>